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en" fo:country="US" officeooo:paragraph-rsid="00177fa0"/>
    </style:style>
    <style:style style:name="P2" style:family="paragraph" style:parent-style-name="Standard" style:list-style-name="L3">
      <style:text-properties officeooo:paragraph-rsid="0017946c"/>
    </style:style>
    <style:style style:name="P3" style:family="paragraph" style:parent-style-name="Standard">
      <style:text-properties officeooo:paragraph-rsid="0017946c"/>
    </style:style>
    <style:style style:name="P4" style:family="paragraph" style:parent-style-name="Standard" style:list-style-name="L5">
      <style:text-properties officeooo:paragraph-rsid="0018383c"/>
    </style:style>
    <style:style style:name="P5" style:family="paragraph" style:parent-style-name="Standard">
      <style:text-properties officeooo:paragraph-rsid="0019f8e8"/>
    </style:style>
    <style:style style:name="P6" style:family="paragraph" style:parent-style-name="Text_20_body">
      <style:text-properties officeooo:paragraph-rsid="0019f8e8"/>
    </style:style>
    <style:style style:name="P7" style:family="paragraph" style:parent-style-name="Text_20_body">
      <style:text-properties officeooo:paragraph-rsid="001b6cab"/>
    </style:style>
    <style:style style:name="P8" style:family="paragraph" style:parent-style-name="Text_20_body">
      <style:text-properties officeooo:paragraph-rsid="001be987"/>
    </style:style>
    <style:style style:name="P9" style:family="paragraph" style:parent-style-name="Text_20_body">
      <style:text-properties officeooo:paragraph-rsid="001d6910"/>
    </style:style>
    <style:style style:name="P10" style:family="paragraph" style:parent-style-name="Text_20_body">
      <style:text-properties officeooo:paragraph-rsid="001f4bdd"/>
    </style:style>
    <style:style style:name="P11" style:family="paragraph" style:parent-style-name="Text_20_body">
      <style:text-properties officeooo:paragraph-rsid="00206f32"/>
    </style:style>
    <style:style style:name="P12" style:family="paragraph" style:parent-style-name="Heading_20_3">
      <style:text-properties officeooo:paragraph-rsid="0019f8e8"/>
    </style:style>
    <style:style style:name="P13" style:family="paragraph" style:parent-style-name="Footnote">
      <style:text-properties officeooo:paragraph-rsid="001c4233"/>
    </style:style>
    <style:style style:name="P14" style:family="paragraph" style:parent-style-name="Heading_20_2">
      <style:text-properties fo:language="en" fo:country="US"/>
    </style:style>
    <style:style style:name="P15" style:family="paragraph" style:parent-style-name="Heading_20_2">
      <style:text-properties fo:font-style="italic" officeooo:paragraph-rsid="00206f32" style:font-style-asian="italic" style:font-style-complex="italic"/>
    </style:style>
    <style:style style:name="P16" style:family="paragraph" style:parent-style-name="Heading_20_1">
      <style:paragraph-properties fo:text-align="start" style:justify-single-word="false"/>
      <style:text-properties fo:language="en" fo:country="US"/>
    </style:style>
    <style:style style:name="T1" style:family="text">
      <style:text-properties officeooo:rsid="00177fa0"/>
    </style:style>
    <style:style style:name="T2" style:family="text">
      <style:text-properties officeooo:rsid="0017946c"/>
    </style:style>
    <style:style style:name="T3" style:family="text">
      <style:text-properties fo:language="en" fo:country="US" officeooo:rsid="0017946c"/>
    </style:style>
    <style:style style:name="T4" style:family="text">
      <style:text-properties fo:language="en" fo:country="US" officeooo:rsid="0018383c"/>
    </style:style>
    <style:style style:name="T5" style:family="text">
      <style:text-properties fo:language="en" fo:country="US" officeooo:rsid="0019f8e8"/>
    </style:style>
    <style:style style:name="T6" style:family="text">
      <style:text-properties fo:language="en" fo:country="US" officeooo:rsid="001b6cab"/>
    </style:style>
    <style:style style:name="T7" style:family="text">
      <style:text-properties fo:language="en" fo:country="US" officeooo:rsid="001be987"/>
    </style:style>
    <style:style style:name="T8" style:family="text">
      <style:text-properties fo:language="en" fo:country="US" officeooo:rsid="001c4233"/>
    </style:style>
    <style:style style:name="T9" style:family="text">
      <style:text-properties fo:language="en" fo:country="US" officeooo:rsid="001d6910"/>
    </style:style>
    <style:style style:name="T10" style:family="text">
      <style:text-properties fo:language="en" fo:country="US" fo:font-style="italic" officeooo:rsid="001d6910" style:font-style-asian="italic" style:font-style-complex="italic"/>
    </style:style>
    <style:style style:name="T11" style:family="text">
      <style:text-properties fo:language="en" fo:country="US" fo:font-style="italic" officeooo:rsid="00206f32" style:font-style-asian="italic" style:font-style-complex="italic"/>
    </style:style>
    <style:style style:name="T12" style:family="text">
      <style:text-properties fo:language="en" fo:country="US" fo:font-style="normal" officeooo:rsid="001d6910" style:font-style-asian="normal" style:font-style-complex="normal"/>
    </style:style>
    <style:style style:name="T13" style:family="text">
      <style:text-properties fo:language="en" fo:country="US" fo:font-style="normal" officeooo:rsid="001e85f3" style:font-style-asian="normal" style:font-style-complex="normal"/>
    </style:style>
    <style:style style:name="T14" style:family="text">
      <style:text-properties fo:language="en" fo:country="US" fo:font-style="normal" officeooo:rsid="001f4bdd" style:font-style-asian="normal" style:font-style-complex="normal"/>
    </style:style>
    <style:style style:name="T15" style:family="text">
      <style:text-properties fo:language="en" fo:country="US" fo:font-style="normal" officeooo:rsid="00206f32" style:font-style-asian="normal" style:font-style-complex="normal"/>
    </style:style>
    <style:style style:name="T16" style:family="text">
      <style:text-properties fo:language="en" fo:country="US" officeooo:rsid="001f4bdd"/>
    </style:style>
    <style:style style:name="T17" style:family="text">
      <style:text-properties fo:language="en" fo:country="US" officeooo:rsid="00206f32"/>
    </style:style>
    <style:style style:name="T18" style:family="text">
      <style:text-properties officeooo:rsid="001c4233"/>
    </style:style>
    <style:style style:name="T19"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span text:style-name="T1">Achavela Project – the free, open source monster development game.</text:span></text:h>
      <text:p text:style-name="P1"><text:span text:style-name="T1"/></text:p>
      <text:h text:style-name="P14" text:outline-level="2"><text:span text:style-name="T1">Preface</text:span></text:h>
      <text:p text:style-name="P1"><text:span text:style-name="T1">There are many commercial, proprietary monster development games, such as Pokemon, Digimon and Bakugan. They're all very good, but have the annoying drawbacks of being really expensive. First of all, there's the hardware problem. Most Pokemon-style games are written for hand-held consoles – which are really expensive, and the games, therefore, are pretty expensive themselves. There is a workaround in the form of emulators (which sometimes fail to deliver top-quality gaming experience) and rom images (which are, in most cases, illegal – and that's the second problem). Achavela Projects is a proposal to close that gap. There are virtually none PC-native, free monster development games.</text:span></text:p>
      <text:p text:style-name="P1"><text:span text:style-name="T1"/></text:p>
      <text:h text:style-name="Heading_20_2" text:outline-level="2"><text:span text:style-name="T1">Aims</text:span></text:h>
      <text:p text:style-name="P1"><text:span text:style-name="T1">The Achavela Project is a proposal to create a monster development game </text:span><text:span text:style-name="T2">fulfilling those aims:</text:span></text:p>
      <text:list xml:id="list2033190165" text:style-name="L3">
        <text:list-item>
          <text:p text:style-name="P2"><text:span text:style-name="T3">Be a free, open-source monster development game</text:span></text:p>
        </text:list-item>
        <text:list-item>
          <text:p text:style-name="P2"><text:span text:style-name="T3">Work well on netbook computers, since they are close to hand-held consoles</text:span></text:p>
        </text:list-item>
        <text:list-item>
          <text:p text:style-name="P2"><text:span text:style-name="T3">Provide a full 3D experience of an RPG game (characters, environment, monsters and battles)</text:span></text:p>
        </text:list-item>
      </text:list>
      <text:p text:style-name="P3"><text:span text:style-name="T3"/></text:p>
      <text:h text:style-name="Heading_20_2" text:outline-level="2"><text:span text:style-name="T3">An Open-Source Pokemon-Style Game</text:span></text:h>
      <text:p text:style-name="P3"><text:span text:style-name="T3">Open games are, in fact, beginning to step out of the shadows of the commercial games. That's why the Achavela project could be successful as a free alternative to either buying both console and a game, or downloading an emulator and a ROM image which is both illegal and provides </text:span><text:span text:style-name="T4">corrupted or incomplete gaming experience.</text:span><text:span text:style-name="T3"> </text:span><text:span text:style-name="T4">The proposed technologies to use with the Achavela project are:</text:span></text:p>
      <text:list xml:id="list1616345070" text:style-name="L5">
        <text:list-item>
          <text:p text:style-name="P4"><text:span text:style-name="T4">Blender,</text:span></text:p>
        </text:list-item>
        <text:list-item>
          <text:p text:style-name="P4"><text:span text:style-name="T4">Crystal Space + CEL,</text:span></text:p>
        </text:list-item>
        <text:list-item>
          <text:p text:style-name="P4"><text:span text:style-name="T4">OpenGL.</text:span></text:p>
        </text:list-item>
      </text:list>
      <text:p text:style-name="P5"><text:span text:style-name="T5">That's only for the first, single-player versions of the game. The next versions should include Internet-based interactions and a multiplayer mode.</text:span></text:p>
      <text:h text:style-name="P12" text:outline-level="3"><text:span text:style-name="T5">Episode model vs. Single game model</text:span></text:h>
      <text:p text:style-name="P6"><text:span text:style-name="T5">The original Pokemon series are being released in episodes, in a fashion of 2 similar games, but somewhat contrasting (ie. Red and Blue) and then a director's cut (ie. Green). Furthermore, they're grouped in generations of the monsters. Each generation takes place in a different region. Now this may be quite hard to pull off, but then again, when the first game is ready, things may get different. Even now the terrain generation software can help to achieve a nice-looking region.</text:span></text:p>
      <text:p text:style-name="P6"><text:span text:style-name="T5">However, pushing entirely new games every now and then </text:span><text:span text:style-name="T6">may prove unsuccessful for a free game project, since episode-based releases are a business solution. On the other hand, every now and then a major change is called for, just to keep people playing. So the optimal model would be separating the version from the version. To clarify, the version of the game will be kept with one number, even though there will be separate games based on the one, long developed engine. Think about Linux distributions. <text:s/>Each one is different, but the kernel stays the same.</text:span></text:p>
      <text:h text:style-name="Heading_20_2" text:outline-level="2"><text:soft-page-break/><text:span text:style-name="T6">The Plot for First Version</text:span></text:h>
      <text:p text:style-name="P7"><text:span text:style-name="T6">The first version should be a concept proof that the project is worthwhile. Thus, features should be simple, just as the plot should.</text:span></text:p>
      <text:p text:style-name="P10"><text:span text:style-name="T16">Versions, shall the project follow the Pokemon model, will be called Earth/Sky</text:span></text:p>
      <text:p text:style-name="P7"><text:span text:style-name="T6">There are 2 playable characters: Decker </text:span><text:span text:style-name="T7">(male character) and Suzanne (female character)</text:span><text:span text:style-name="T7"><text:note text:id="ftn0" text:note-class="footnote"><text:note-citation>1</text:note-citation><text:note-body><text:p text:style-name="P13"><text:span text:style-name="T18">Those names are just defaults. The player should be able to customize them when starting a new game.</text:span></text:p></text:note-body></text:note></text:span><text:span text:style-name="T7">, later referred to as “The Hero” or “The Character” or simply “The Player”.</text:span></text:p>
      <text:p text:style-name="P8"><text:span text:style-name="T7">The game begins with the hero waking up in his room. When he comes out, he's greeted by his/her cousin, and learns that it's his/her birthday and that he/she's getting a special gift. They enter a bus that is bound to Athella City. Unfortunately, the bus crashes, and falls into a jungle area. Immediately, the place gets attacked by a monster. Fortunately, a researcher was on the bus. He gives the player a choice between four of his monsters. Then, the player gets to fight a very first battle, under the eye of the researcher. Then, in an obligatory cutscene, </text:span><text:span text:style-name="T8">the researcher (Dr. Shark, a PhD in monsterology) introduces the player to the premise of the game. </text:span><text:span text:style-name="T10">Note: This is to avoid the confusion of original Pokemon introduction, where the researcher talks to you at the very beginning of new game.</text:span><text:span text:style-name="T12"> Then, the character gets to keep the monster he/she had used. Then, his/her cousin wakes up (she was stunned before), and sees that the player has a monster. She asks the player if he/she has battled already. The player actually gets a choice of yes/no. Either way, the cousin will be left defeated and confused, and will become the recurring friend-rival.</text:span></text:p>
      <text:p text:style-name="P9"><text:span text:style-name="T12">Then, the player learns that there is a quite large town nearby. He/she is sent to it. The road has its fair share of random encounters (the tall grass thing). </text:span><text:span text:style-name="T13">Then, the player reaches the Brickville Town. There, he/she is introduced to the game-relevant buildings, like the store or the monster healing center, and also gets a tutorial on capturing monsters plus five “balls”. Then, he/she is free to explore. </text:span><text:span text:style-name="T14">However, the player needs to continue with the story.</text:span></text:p>
      <text:p text:style-name="P10"><text:span text:style-name="T14">The main plot is that there are aliens in the region where the action is taking place – and the men in black who want to cover them up. Now, in the Earth version, the hero should team up with the government, and in the Sky version, the men in black are the bad guys. However, if the project shall follow single-game model, where will be only the Sky version.</text:span></text:p>
      <text:p text:style-name="P10"><text:span text:style-name="T14">Of course, there is also the League. Each monster development game has it. </text:span><text:span text:style-name="T15">The player is</text:span><text:span text:style-name="T14"> required to become the master AND complete the main plot to complete the game.</text:span></text:p>
      <text:h text:style-name="P15" text:outline-level="2"><text:span text:style-name="T17">The Mascot</text:span></text:h>
      <text:p text:style-name="P11"><text:span text:style-name="T15">The minor detail that these games can turn into big advertising advantage. However, there will be a trick played on this. There won't be a mascot </text:span><text:span text:style-name="T11">per se</text:span><text:span text:style-name="T15">, but rather Tux, Gnome foot, Konqui, Beastie and other free software mascots will be treated as legendary/quasi-legendary monst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ilip Wieland</meta:initial-creator>
    <meta:creation-date>2010-11-26T19:34:35</meta:creation-date>
    <meta:document-statistic meta:table-count="0" meta:image-count="0" meta:object-count="0" meta:page-count="2" meta:paragraph-count="28" meta:word-count="968" meta:character-count="5705"/>
    <dc:date>2010-11-26T22:12:04</dc:date>
    <dc:creator>Filip Wieland</dc:creator>
    <meta:editing-duration>PT00H04M36S</meta:editing-duration>
    <meta:editing-cycles>1</meta:editing-cycles>
    <meta:generator>OpenOffice.org/3.2$Linux OpenOffice.org_project/320m19$Build-9505</meta:generator>
  </office:meta>
</office:document-meta>
</file>